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0.9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sole SEL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sole CLR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nded but pad not connected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 S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 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2 CL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2 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2 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 D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" office:value-type="string" calcext:value-type="string">
            <text:p>top-left to bottom-left :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3"/>
          <table:table-cell office:value-type="string" calcext:value-type="string">
            <text:p>uuununppnuuunuu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sole D1</text:p>
          </table:table-cell>
          <table:table-cell table:number-columns-repeated="2"/>
          <table:table-cell office:value-type="string" calcext:value-type="string">
            <text:p>uuunnuunuunuuu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sole D0</text:p>
          </table:table-cell>
          <table:table-cell table:number-columns-repeated="2"/>
          <table:table-cell office:value-type="string" calcext:value-type="string">
            <text:p>uuununppnuunnuu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sole D2</text:p>
          </table:table-cell>
          <table:table-cell table:number-columns-repeated="2"/>
          <table:table-cell office:value-type="string" calcext:value-type="string">
            <text:p>uuunupnuunnuuu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sole D3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 D3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babappbbbab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 D0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Top left pad !</text:p>
          </table:table-cell>
          <table:table-cell/>
          <table:table-cell office:value-type="string" calcext:value-type="string">
            <text:p>abbbababbb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1 CL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ababppbbxab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 D2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abbbpaaaab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1 S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3"/>
          <table:table-cell office:value-type="string" calcext:value-type="string">
            <text:p>a=out b=in ?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2 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3 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3 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3 CL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3 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3 S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3 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4 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4 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4 CL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4 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4 S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4 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5 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5 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5 CL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5 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5 S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istor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5 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Mini-DIN 8 pinout (solder side) :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, 4, 7, 8 : SEL, D2, CLR, GND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3, 1, 2, 5 : D1, VCC, D0, D3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05-30T23:50:40.956000000</dc:date>
    <meta:editing-duration>P31DT2H25M8S</meta:editing-duration>
    <meta:editing-cycles>32</meta:editing-cycles>
    <meta:generator>LibreOffice/7.4.1.2$Windows_X86_64 LibreOffice_project/3c58a8f3a960df8bc8fd77b461821e42c061c5f0</meta:generator>
    <meta:document-statistic meta:table-count="1" meta:cell-count="155" meta:object-count="0"/>
  </office:meta>
</office:document-meta>
</file>